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ea1f6" officeooo:paragraph-rsid="000ea1f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fc66b" officeooo:paragraph-rsid="000fc66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fc66b" officeooo:paragraph-rsid="0018cbd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a7fdf" officeooo:paragraph-rsid="001a7fd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b5b9c" officeooo:paragraph-rsid="001b5b9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ea911" officeooo:paragraph-rsid="001ea91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27316" officeooo:paragraph-rsid="0022731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897b0" officeooo:paragraph-rsid="002897b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a0874" officeooo:paragraph-rsid="002a087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cad75" officeooo:paragraph-rsid="002cad7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d4a2b" officeooo:paragraph-rsid="002d4a2b" style:font-weight-asian="normal" style:font-weight-complex="normal"/>
    </style:style>
    <style:style style:name="T1" style:family="text">
      <style:text-properties officeooo:rsid="0015eb7b"/>
    </style:style>
    <style:style style:name="T2" style:family="text">
      <style:text-properties officeooo:rsid="0016ea6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ea61" style:font-weight-asian="bold" style:font-weight-complex="bold"/>
    </style:style>
    <style:style style:name="T5" style:family="text">
      <style:text-properties fo:font-weight="bold" officeooo:rsid="002ba6a7" style:font-weight-asian="bold" style:font-weight-complex="bold"/>
    </style:style>
    <style:style style:name="T6" style:family="text">
      <style:text-properties officeooo:rsid="0018cbdc"/>
    </style:style>
    <style:style style:name="T7" style:family="text">
      <style:text-properties officeooo:rsid="001c34b0"/>
    </style:style>
    <style:style style:name="T8" style:family="text">
      <style:text-properties officeooo:rsid="00218026"/>
    </style:style>
    <style:style style:name="T9" style:family="text">
      <style:text-properties officeooo:rsid="00230ae1"/>
    </style:style>
    <style:style style:name="T10" style:family="text">
      <style:text-properties officeooo:rsid="002a0874"/>
    </style:style>
    <style:style style:name="T11" style:family="text">
      <style:text-properties officeooo:rsid="002e13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A Suite Installation</text:p>
      <text:p text:style-name="P2">Step 1 : Move to the following SOA folder path</text:p>
      <text:p text:style-name="P2"><text:tab/>cd /home/{your_user_name_folder}/<text:tab/>{soa_softwares}/SOA/ofm_soa_generic_11.1.1.4.0_disk1_1of2/Disk1</text:p>
      <text:p text:style-name="P2"/>
      <text:p text:style-name="P2">Step 2 : <text:span text:style-name="T1">Now execute the runInstaller file by giving JDK path of Weblogic server</text:span></text:p>
      <text:p text:style-name="P2"><text:tab/><text:span text:style-name="T1">(Path will be inside /home/{your_user_name_folder}/Oracle/Middleware/jdk160_21)</text:span></text:p>
      <text:p text:style-name="P2"><text:tab/><text:span text:style-name="T2">(</text:span><text:span text:style-name="T4">Note : Please Do not execute the runInstaller by root permission</text:span><text:span text:style-name="T2">)</text:span></text:p>
      <text:p text:style-name="P3"><text:tab/>./<text:span text:style-name="T6">runInstaller -jreLoc /home/{your_user_name_folder}/Oracle/Middleware/jdk160_21</text:span></text:p>
      <text:p text:style-name="P3"/>
      <text:p text:style-name="P4">Step 3 : Welcome Page Click Next</text:p>
      <text:p text:style-name="P4"/>
      <text:p text:style-name="P5">Step 4 : Select “Skip Software Updates” option and click NEX<text:span text:style-name="T7">T</text:span></text:p>
      <text:p text:style-name="P5"/>
      <text:p text:style-name="P6">Step 5 : If Some Error Occures then click Continue and click NEXT</text:p>
      <text:p text:style-name="P6"/>
      <text:p text:style-name="P6">Step 6 : <text:span text:style-name="T8">Now Specify Path Of Oracle Middleware where weblogic server is installed so it might be /home/{your_user_name_folder}/Oracle/Middleware</text:span></text:p>
      <text:p text:style-name="P6"/>
      <text:p text:style-name="P7">Step 7 : <text:span text:style-name="T9">Oracle Home Directory : </text:span>Oracle_SOA1 <text:span text:style-name="T9">(Keep it as it is).</text:span></text:p>
      <text:p text:style-name="P7"/>
      <text:p text:style-name="P8">Step 8 : <text:span text:style-name="T10">Click Next</text:span></text:p>
      <text:p text:style-name="P8"/>
      <text:p text:style-name="P9">Step 9 : <text:s/>Select Weblogic Server option and click NEXT</text:p>
      <text:p text:style-name="P9"/>
      <text:p text:style-name="P9">Step 10 : Click Next</text:p>
      <text:p text:style-name="P9"/>
      <text:p text:style-name="P9">Step 11 : Click Install</text:p>
      <text:p text:style-name="P9"><text:tab/>(<text:span text:style-name="T3">Note : It will start installation, SOA totally has 5 disks so by default 2 Disks will install and after half installation it will ask for Disk 3 so move to SOA folder And then ofm_soa_generic_11.1.1.4.0_disk1_2of2 then Disk3, </text:span><text:span text:style-name="T5">And then Again same for disk 4 and disk 5</text:span>)</text:p>
      <text:p text:style-name="P9"/>
      <text:p text:style-name="P10">Step 12 : Click Next and then Click Finish</text:p>
      <text:p text:style-name="P10"/>
      <text:p text:style-name="P11">Now SOA Suite Is Installed So its time to INSTALL OSB <text:span text:style-name="T11">move to next f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59.805674949</meta:creation-date>
    <dc:date>2016-07-19T12:26:14.179792502</dc:date>
    <meta:editing-duration>PT18M33S</meta:editing-duration>
    <meta:editing-cycles>27</meta:editing-cycles>
    <meta:generator>LibreOffice/4.2.7.2$Linux_X86_64 LibreOffice_project/420m0$Build-2</meta:generator>
    <meta:document-statistic meta:table-count="0" meta:image-count="0" meta:object-count="0" meta:page-count="1" meta:paragraph-count="19" meta:word-count="210" meta:character-count="1339" meta:non-whitespace-character-count="1142"/>
  </office:meta>
</office:document-meta>
</file>